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a787a"/>
    </style:style>
    <style:style style:name="P2" style:family="paragraph" style:parent-style-name="Standard">
      <style:text-properties fo:language="de" fo:country="DE" officeooo:paragraph-rsid="001a787a"/>
    </style:style>
    <style:style style:name="P3" style:family="paragraph" style:parent-style-name="Standard">
      <style:text-properties officeooo:paragraph-rsid="001a787a"/>
    </style:style>
    <style:style style:name="P4" style:family="paragraph" style:parent-style-name="List_20_Paragraph" style:list-style-name="WWNum2">
      <style:text-properties officeooo:paragraph-rsid="001a787a"/>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background-color="#ffff00"/>
    </style:style>
    <style:style style:name="T4" style:family="text">
      <style:text-properties fo:color="#ff0000" fo:font-weight="bold" style:font-weight-asian="bold"/>
    </style:style>
    <style:style style:name="T5"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Erişim Hakları</text:span></text:p>
      <text:p text:style-name="P3"/>
      <text:p text:style-name="P3">Açıkca 3 tip dolaylı 1 olmak üzere toplam 4 tip erişim hakkı vardır. <text:s/>public, protected ve private. <text:s/>Herhangi bir erişim hakkının yazılmaması da bir tür erişim hakkı olarak düşünülmelidir.</text:p>
      <text:p text:style-name="P3">SInıf değişkenlerine, metodlara ve yapılandırıcılara, doğrudan (yani türeme olmadan çağırma) <text:s/>(veya has a ilişkisi olması durumu da dahil), türemiş sınıftan (is a erişim) ve sınıf içinden olmak üzere üç yerden erişim yapılabilir.</text:p>
      <text:list xml:id="list3189416987456980066" text:style-name="WWNum2">
        <text:list-item>
          <text:p text:style-name="P4"><text:span text:style-name="T5">public </text:span>erişim hakkı durumunda her üç yerden de erişim vardır. <text:span text:style-name="T1">En geniş erişim hakkı durumudur.</text:span></text:p>
        </text:list-item>
        <text:list-item>
          <text:p text:style-name="P4"><text:span text:style-name="T2">protected</text:span><text:span text:style-name="T1"> erişim hakkı türemiş sınıftan veya sınıf içinden erişime izin verir.Ancak eğer çağıran sınıf ile çağrılan sınıf aynı pakette iseler protected erişim hakkı </text:span><text:span text:style-name="T2">public</text:span><text:span text:style-name="T1"> gibi davranır. </text:span><text:span text:style-name="T3">Genelde tasarım kalıbı</text:span><text:span text:style-name="T1"> </text:span><text:span text:style-name="T3">(design pattern) amacıyla kullanılır.</text:span></text:p>
        </text:list-item>
        <text:list-item>
          <text:p text:style-name="P4"><text:span text:style-name="T2">private</text:span><text:span text:style-name="T1"> erişim hakkı sadece sınıf içinden erişime izin verir.</text:span></text:p>
        </text:list-item>
        <text:list-item>
          <text:p text:style-name="P4"><text:span text:style-name="T1">En karmaşık erişim hakkı durumu erişim hakkının açıkça yazılmadığı default erişim hakkı durumudur. Bu erişim hakkı paket erişim hakkı olarak da bilinir. Eğer çağıran sınıfla çağrılan sınıf aynı pakette(dizinde) iseler default erişim hakkı </text:span><text:span text:style-name="T2">public</text:span><text:span text:style-name="T1"> gibi davranır. Şimdiye kadar bütün sınıflarımız aynı pakette idiler. Ancak çağıran ve çağrılan sınıflar farklı pakette iseler private gibi davranır. Buna </text:span><text:span text:style-name="T2">package visibility</text:span><text:span text:style-name="T1"> denilir. </text:span><text:span text:style-name="T3">Genelde tasarım kalıbı amacıyla kullanılır.</text:span></text:p>
        </text:list-item>
      </text:list>
      <text:p text:style-name="P3"><text:span text:style-name="T1"><text:s text:c="8"/>Sınıfların kendilerinin de erişim hakkı vardır. İç sınıf (inner class) larda kullanılmıyorlarsa ya public ya da default erişim hakkı söz konusudur.</text:span></text:p>
      <text:p text:style-name="P2"/>
      <text:p text:style-name="P3"><text:span text:style-name="T1">Java’da paket </text:span><text:span text:style-name="T2">package</text:span><text:span text:style-name="T1"> anahtar kelimesi ile bildirilir. C#‘daki namespace gibidir ancak tam aynısı değildir. Çünkü java’da package ismine karsilik gelen bir dizin mutlaka mevcuttur. C#‘de buna gerek yoktur. Oluşan paketi kullanmak için java’da import, C#‘de using kullanılır. Import ile C’deki include aynı anlama gelmez. Çünkü java’da package sadece yol (path) gösterir. C’de include ise oluşacak exe dosyasında ilgili .h dosyasını kendi içine alı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4-14T15:10:54.240754065</meta:creation-date>
    <dc:date>2014-04-14T15:11:15.054562457</dc:date>
    <dc:creator>sertac </dc:creator>
    <meta:editing-duration>P0D</meta:editing-duration>
    <meta:editing-cycles>1</meta:editing-cycles>
    <meta:document-statistic meta:table-count="0" meta:image-count="0" meta:object-count="0" meta:page-count="1" meta:paragraph-count="9" meta:word-count="271" meta:character-count="1916" meta:non-whitespace-character-count="1647"/>
    <meta:generator>LibreOffice/4.1.2.3$Linux_X86_64 LibreOffice_project/410m0$Build-3</meta:generator>
  </office:meta>
</office:document-meta>
</file>